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LUKE 21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RAISE FROM JESUS, IN REGARD TO A WIDOW (21:1-4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PRAISE FROM JESUS, IN REGARD TO A WIDOW (21:1-4):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When much amounts to little (21:1, 4a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When little amounts to much (21:2-3, 4b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LUKE 21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PRAISE FROM JESUS, IN REGARD TO A WIDOW (21:1-4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PROPHECIES FROM JESUS, IN REGARD TO THE FUTURE (21:5-28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-title-Title-Slide" presentation:presentation-page-layout-name="Master1-PPL1" draw:id="Slide-259">
        <draw:frame draw:id="id96" presentation:style-name="a526" draw:name="Title 1" svg:x="1.38in" svg:y="0.83in" svg:width="10.3in" svg:height="4.42in" presentation:class="title" presentation:placeholder="false">
          <draw:text-box>
            <text:p text:style-name="a525" text:class-names="" text:cond-style-name=""><text:span text:style-name="a523" text:class-names="">THE PROPHECIES FROM JESUS, IN REGARD TO THE FUTURE (21:5-28)<text:s text:c="1"/></text:span><text:span text:style-name="a524" text:class-names=""/></text:p>
          </draw:text-box>
          <svg:title/>
          <svg:desc/>
        </draw:frame>
        <draw:frame draw:id="id97" presentation:style-name="a531" draw:name="Subtitle 2" svg:x="1.38in" svg:y="5.25in" svg:width="10.3in" svg:height="1.85in" presentation:class="subtitle" presentation:placeholder="false">
          <draw:text-box>
            <text:p text:style-name="a528" text:class-names="" text:cond-style-name=""><text:span text:style-name="a527" text:class-names=""><text:s text:c="1"/>The immediate future (21:5-7)<text:s text:c="1"/></text:span></text:p>
            <text:p text:style-name="a530" text:class-names="" text:cond-style-name=""><text:span text:style-name="a529" text:class-names=""/></text:p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The immediate future (21:5-7)<text:s text:c="1"/>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 background (21:5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 bombshell (2:6-7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2-tx-Title-and-Text" presentation:presentation-page-layout-name="Master1-PPL12" draw:id="Slide-261">
        <draw:frame draw:id="id100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THE PROPHECIES FROM JESUS, IN REGARD TO THE FUTURE (21:5-28)<text:s text:c="1"/></text:span><text:span text:style-name="a549" text:class-names=""/></text:p>
          </draw:text-box>
          <svg:title/>
          <svg:desc/>
        </draw:frame>
        <draw:frame draw:id="id101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The immediate future (21:5-7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e distant future (21:8-28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7" draw:style-name="a562" draw:master-page-name="Master1-Layout1-title-Title-Slide" presentation:presentation-page-layout-name="Master1-PPL1" draw:id="Slide-262">
        <draw:frame draw:id="id102" presentation:style-name="a566" draw:name="Title 1" svg:x="1.38in" svg:y="0.83in" svg:width="10.3in" svg:height="4.42in" presentation:class="title" presentation:placeholder="false">
          <draw:text-box>
            <text:p text:style-name="a565" text:class-names="" text:cond-style-name=""><text:span text:style-name="a563" text:class-names=""><text:s text:c="1"/>The distant future (21:8-28):<text:s text:c="1"/></text:span><text:span text:style-name="a564" text:class-names=""/></text:p>
          </draw:text-box>
          <svg:title/>
          <svg:desc/>
        </draw:frame>
        <draw:frame draw:id="id103" presentation:style-name="a571" draw:name="Subtitle 2" svg:x="1.38in" svg:y="5.25in" svg:width="10.3in" svg:height="1.85in" presentation:class="subtitle" presentation:placeholder="false">
          <draw:text-box>
            <text:p text:style-name="a568" text:class-names="" text:cond-style-name=""><text:span text:style-name="a567" text:class-names=""><text:s text:c="1"/>The first half of the Great Tribulation (21:8-19)<text:s text:c="1"/></text:span></text:p>
            <text:p text:style-name="a570" text:class-names="" text:cond-style-name=""><text:span text:style-name="a569" text:class-names=""/></text:p>
          </draw:text-box>
          <svg:title/>
          <svg:desc/>
        </draw:frame>
      </draw:page>
      <draw:page draw:name="Slide8" draw:style-name="a572" draw:master-page-name="Master1-Layout12-tx-Title-and-Text" presentation:presentation-page-layout-name="Master1-PPL12" draw:id="Slide-263">
        <draw:frame draw:id="id104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<text:s text:c="1"/>The first half of the Great Tribulation (21:8-19)<text:s text:c="1"/></text:span><text:span text:style-name="a574" text:class-names=""/></text:p>
          </draw:text-box>
          <svg:title/>
          <svg:desc/>
        </draw:frame>
        <draw:frame draw:id="id105" presentation:style-name="a592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Counterfeits (21:8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Combat (21:9-10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Calamity (21:11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Contempt (21:12, 16-17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9" draw:style-name="a593" draw:master-page-name="Master1-Layout12-tx-Title-and-Text" presentation:presentation-page-layout-name="Master1-PPL12" draw:id="Slide-264">
        <draw:frame draw:id="id106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Contempt (21:12, 16-17):<text:s text:c="1"/></text:span><text:span text:style-name="a595" text:class-names=""/></text:p>
          </draw:text-box>
          <svg:title/>
          <svg:desc/>
        </draw:frame>
        <draw:frame draw:id="id107" presentation:style-name="a610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Religious and political persecution (21:12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Family persecution (21:16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General persecution (21:12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0" draw:style-name="a611" draw:master-page-name="Master1-Layout12-tx-Title-and-Text" presentation:presentation-page-layout-name="Master1-PPL12" draw:id="Slide-265">
        <draw:frame draw:id="id108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The first half of the Great Tribulation (21:8-19)<text:s text:c="1"/></text:span><text:span text:style-name="a613" text:class-names=""/></text:p>
          </draw:text-box>
          <svg:title/>
          <svg:desc/>
        </draw:frame>
        <draw:frame draw:id="id109" presentation:style-name="a637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Counterfeits (21:8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Combat (21:9-10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Calamity (21:11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Contempt (21:12, 16-17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Chances (21:13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Conservation (21:14-15, 18-19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1" draw:style-name="a638" draw:master-page-name="Master1-Layout12-tx-Title-and-Text" presentation:presentation-page-layout-name="Master1-PPL12" draw:id="Slide-266">
        <draw:frame draw:id="id110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The distant future (21:8-28):<text:s text:c="1"/></text:span><text:span text:style-name="a640" text:class-names=""/></text:p>
          </draw:text-box>
          <svg:title/>
          <svg:desc/>
        </draw:frame>
        <draw:frame draw:id="id111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The first half of the Great Tribulation (21:8-19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final half of the Great Tribulation (21:20-28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2" draw:style-name="a653" draw:master-page-name="Master1-Layout13-twoColTx-Title-and-2-Column-Text" presentation:presentation-page-layout-name="Master1-PPL13" draw:id="Slide-267">
        <draw:frame draw:id="id112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<text:s text:c="1"/>The final half of the Great Tribulation (21:20-28)<text:s text:c="1"/></text:span><text:span text:style-name="a655" text:class-names=""/></text:p>
          </draw:text-box>
          <svg:title/>
          <svg:desc/>
        </draw:frame>
        <draw:frame draw:id="id113" presentation:style-name="a670" draw:name="Text Placeholder 2" svg:x="1.38021in" svg:y="2in" svg:width="4.61632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Destruction (21:24b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Destitution (21:20-21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Disaster (21:22-23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  <draw:frame draw:id="id114" presentation:style-name="a686" draw:name="Text Placeholder 3" svg:x="6.16319in" svg:y="2in" svg:width="4.61632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Death (21:24a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Doom (21:25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Distress (21:26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Delight (21:27-28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3" draw:style-name="a687" draw:master-page-name="Master1-Layout12-tx-Title-and-Text" presentation:presentation-page-layout-name="Master1-PPL12" draw:id="Slide-268">
        <draw:frame draw:id="id115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The distant future (21:8-28):<text:s text:c="1"/></text:span><text:span text:style-name="a689" text:class-names=""/></text:p>
          </draw:text-box>
          <svg:title/>
          <svg:desc/>
        </draw:frame>
        <draw:frame draw:id="id116" presentation:style-name="a701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first half of the Great Tribulation (21:8-19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final half of the Great Tribulation (21:20-28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4" draw:style-name="a702" draw:master-page-name="Master1-Layout12-tx-Title-and-Text" presentation:presentation-page-layout-name="Master1-PPL12" draw:id="Slide-269">
        <draw:frame draw:id="id117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THE PROPHECIES FROM JESUS, IN REGARD TO THE FUTURE (21:5-28)<text:s text:c="1"/></text:span><text:span text:style-name="a704" text:class-names=""/></text:p>
          </draw:text-box>
          <svg:title/>
          <svg:desc/>
        </draw:frame>
        <draw:frame draw:id="id118" presentation:style-name="a716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The immediate future (21:5-7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 distant future (21:8-28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15" draw:style-name="a717" draw:master-page-name="Master1-Layout12-tx-Title-and-Text" presentation:presentation-page-layout-name="Master1-PPL12" draw:id="Slide-270">
        <draw:frame draw:id="id119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LUKE 21</text:span><text:span text:style-name="a719" text:class-names=""/></text:p>
          </draw:text-box>
          <svg:title/>
          <svg:desc/>
        </draw:frame>
        <draw:frame draw:id="id120" presentation:style-name="a734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THE PRAISE FROM JESUS, IN REGARD TO A WIDOW (21:1-4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THE PROPHECIES FROM JESUS, IN REGARD TO THE FUTURE (21:5-28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THE PARABLE FROM JESUS, IN REGARD TO THE BEGINNING OF THE END (21:29-38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16" draw:style-name="a735" draw:master-page-name="Master1-Layout12-tx-Title-and-Text" presentation:presentation-page-layout-name="Master1-PPL12" draw:id="Slide-271">
        <draw:frame draw:id="id121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THE PARABLE FROM JESUS, IN REGARD TO THE BEGINNING OF THE END (21:29-38)<text:s text:c="1"/></text:span><text:span text:style-name="a737" text:class-names=""/></text:p>
          </draw:text-box>
          <svg:title/>
          <svg:desc/>
        </draw:frame>
        <draw:frame draw:id="id122" presentation:style-name="a752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The symbol in the parable (21:29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The significance of the parable (21:30-31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The stability from the parable (21:32-33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17" draw:style-name="a753" draw:master-page-name="Master1-Layout12-tx-Title-and-Text" presentation:presentation-page-layout-name="Master1-PPL12" draw:id="Slide-272">
        <draw:frame draw:id="id123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<text:s text:c="1"/>The stability from the parable (21:32-33)<text:s text:c="1"/></text:span><text:span text:style-name="a755" text:class-names=""/></text:p>
          </draw:text-box>
          <svg:title/>
          <svg:desc/>
        </draw:frame>
        <draw:frame draw:id="id124" presentation:style-name="a767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<text:s text:c="1"/>God's nation will endure forever (21:32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God's Word will endure forever (21:33).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18" draw:style-name="a768" draw:master-page-name="Master1-Layout12-tx-Title-and-Text" presentation:presentation-page-layout-name="Master1-PPL12" draw:id="Slide-273">
        <draw:frame draw:id="id125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THE PARABLE FROM JESUS, IN REGARD TO THE BEGINNING OF THE END (21:29-38)<text:s text:c="1"/></text:span><text:span text:style-name="a770" text:class-names=""/></text:p>
          </draw:text-box>
          <svg:title/>
          <svg:desc/>
        </draw:frame>
        <draw:frame draw:id="id126" presentation:style-name="a788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<text:s text:c="1"/>The symbol in the parable (21:29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The significance of the parable (21:30-31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The stability from the parable (21:32-33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The summary following the parable (21:34-38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19" draw:style-name="a789" draw:master-page-name="Master1-Layout12-tx-Title-and-Text" presentation:presentation-page-layout-name="Master1-PPL12" draw:id="Slide-274">
        <draw:frame draw:id="id127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LUKE 21</text:span><text:span text:style-name="a791" text:class-names=""/></text:p>
          </draw:text-box>
          <svg:title/>
          <svg:desc/>
        </draw:frame>
        <draw:frame draw:id="id128" presentation:style-name="a806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THE PRAISE FROM JESUS, IN REGARD TO A WIDOW (21:1-4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THE PROPHECIES FROM JESUS, IN REGARD TO THE FUTURE (21:5-28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THE PARABLE FROM JESUS, IN REGARD TO THE BEGINNING OF THE END (21:29-38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21</dc:title>
    <meta:initial-creator>David STRICKLAND</meta:initial-creator>
    <dc:creator>David STRICKLAND</dc:creator>
    <meta:creation-date>2020-02-23T23:15:48Z</meta:creation-date>
    <dc:date>2020-02-23T23:15:48Z</dc:date>
    <meta:template xlink:href="BibleStudy" xlink:type="simple"/>
    <meta:editing-cycles>1</meta:editing-cycles>
    <meta:editing-duration>PT0S</meta:editing-duration>
    <meta:document-statistic meta:paragraph-count="71" meta:word-count="608"/>
  </office:meta>
</office:document-meta>
</file>